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5854in" fo:margin-left="1.8542in" fo:margin-right="1.4854in" table:align="margins"/>
    </style:style>
    <style:style style:name="Table1.A" style:family="table-column">
      <style:table-column-properties style:column-width="1.1951in" style:rel-column-width="1721*"/>
    </style:style>
    <style:style style:name="Table1.A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0.0007in solid #000000" fo:border-top="0.0007in solid #000000" fo:border-bottom="0.0007in solid #000000">
        <style:background-image/>
      </style:table-cell-properties>
    </style:style>
    <style:style style:name="Table1.A2" style:family="table-cell" style:data-style-name="N0">
      <style:table-cell-properties fo:background-color="transparent" fo:padding="0.0382in" fo:border-left="0.0007in solid #000000" fo:border-right="0.0007in solid #000000" fo:border-top="none" fo:border-bottom="none">
        <style:background-image/>
      </style:table-cell-properties>
    </style:style>
    <style:style style:name="Table1.B2" style:family="table-cell">
      <style:table-cell-properties fo:background-color="transparent" fo:padding="0.0382in" fo:border-left="none" fo:border-right="0.0007in solid #000000" fo:border-top="none" fo:border-bottom="none">
        <style:background-image/>
      </style:table-cell-properties>
    </style:style>
    <style:style style:name="Table1.A7" style:family="table-cell" style:data-style-name="N0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B7" style:family="table-cell">
      <style:table-cell-properties fo:background-color="transparent" fo:padding="0.0382in" fo:border-left="none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5.3792in" fo:margin-left="0.7521in" fo:margin-right="0.7938in" table:align="margins"/>
    </style:style>
    <style:style style:name="Table3.A" style:family="table-column">
      <style:table-column-properties style:column-width="0.8965in" style:rel-column-width="10922*"/>
    </style:style>
    <style:style style:name="Table3.F" style:family="table-column">
      <style:table-column-properties style:column-width="0.8965in" style:rel-column-width="10925*"/>
    </style:style>
    <style:style style:name="Table3.1" style:family="table-row">
      <style:table-row-properties style:min-row-height="0.397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style:vertical-align="middle" fo:padding="0.0382in" fo:border-left="none" fo:border-right="none" fo:border-top="0.0007in solid #000000" fo:border-bottom="0.0007in solid #000000"/>
    </style:style>
    <style:style style:name="Table3.F1" style:family="table-cell">
      <style:table-cell-properties style:vertical-align="middle" fo:padding="0.0382in" fo:border-left="none" fo:border-right="0.0007in solid #000000" fo:border-top="0.0007in solid #000000" fo:border-bottom="0.0007in solid #000000"/>
    </style:style>
    <style:style style:name="Table3.2" style:family="table-row">
      <style:table-row-properties style:min-row-height="0.2375in"/>
    </style:style>
    <style:style style:name="Table3.A2" style:family="table-cell" style:data-style-name="N0">
      <style:table-cell-properties fo:padding="0.0382in" fo:border-left="0.0007in solid #000000" fo:border-right="none" fo:border-top="none" fo:border-bottom="none"/>
    </style:style>
    <style:style style:name="Table3.B2" style:family="table-cell" style:data-style-name="N116">
      <style:table-cell-properties fo:padding="0.0382in" fo:border="none"/>
    </style:style>
    <style:style style:name="Table3.F2" style:family="table-cell" style:data-style-name="N116">
      <style:table-cell-properties fo:padding="0.0382in" fo:border-left="none" fo:border-right="0.0007in solid #000000" fo:border-top="none" fo:border-bottom="none"/>
    </style:style>
    <style:style style:name="Table3.A10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10" style:family="table-cell" style:data-style-name="N116">
      <style:table-cell-properties fo:padding="0.0382in" fo:border-left="none" fo:border-right="none" fo:border-top="none" fo:border-bottom="0.0007in solid #000000"/>
    </style:style>
    <style:style style:name="Table3.F10" style:family="table-cell" style:data-style-name="N116">
      <style:table-cell-properties fo:padding="0.0382in" fo:border-left="none" fo:border-right="0.0007in solid #000000" fo:border-top="none" fo:border-bottom="0.0007in solid #000000"/>
    </style:style>
    <style:style style:name="Table5" style:family="table">
      <style:table-properties style:width="5.3792in" fo:margin-left="0.7521in" fo:margin-right="0.7938in" table:align="margins"/>
    </style:style>
    <style:style style:name="Table5.A" style:family="table-column">
      <style:table-column-properties style:column-width="0.8965in" style:rel-column-width="10922*"/>
    </style:style>
    <style:style style:name="Table5.F" style:family="table-column">
      <style:table-column-properties style:column-width="0.8965in" style:rel-column-width="10925*"/>
    </style:style>
    <style:style style:name="Table5.1" style:family="table-row">
      <style:table-row-properties style:min-row-height="0.3979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style:vertical-align="middle" fo:padding="0.0382in" fo:border-left="none" fo:border-right="none" fo:border-top="0.0007in solid #000000" fo:border-bottom="0.0007in solid #000000"/>
    </style:style>
    <style:style style:name="Table5.F1" style:family="table-cell">
      <style:table-cell-properties style:vertical-align="middle" fo:padding="0.0382in" fo:border-left="none" fo:border-right="0.0007in solid #000000" fo:border-top="0.0007in solid #000000" fo:border-bottom="0.0007in solid #000000"/>
    </style:style>
    <style:style style:name="Table5.2" style:family="table-row">
      <style:table-row-properties style:min-row-height="0.2375in"/>
    </style:style>
    <style:style style:name="Table5.A2" style:family="table-cell" style:data-style-name="N0">
      <style:table-cell-properties fo:padding="0.0382in" fo:border-left="0.0007in solid #000000" fo:border-right="none" fo:border-top="none" fo:border-bottom="none"/>
    </style:style>
    <style:style style:name="Table5.B2" style:family="table-cell" style:data-style-name="N116">
      <style:table-cell-properties fo:padding="0.0382in" fo:border="none"/>
    </style:style>
    <style:style style:name="Table5.F2" style:family="table-cell" style:data-style-name="N116">
      <style:table-cell-properties fo:padding="0.0382in" fo:border-left="none" fo:border-right="0.0007in solid #000000" fo:border-top="none" fo:border-bottom="none"/>
    </style:style>
    <style:style style:name="Table5.F8" style:family="table-cell">
      <style:table-cell-properties fo:padding="0.0382in" fo:border-left="none" fo:border-right="0.0007in solid #000000" fo:border-top="none" fo:border-bottom="none"/>
    </style:style>
    <style:style style:name="Table5.D9" style:family="table-cell">
      <style:table-cell-properties fo:padding="0.0382in" fo:border="none"/>
    </style:style>
    <style:style style:name="Table5.A10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10" style:family="table-cell" style:data-style-name="N116">
      <style:table-cell-properties fo:padding="0.0382in" fo:border-left="none" fo:border-right="none" fo:border-top="none" fo:border-bottom="0.0007in solid #000000"/>
    </style:style>
    <style:style style:name="Table5.C10" style:family="table-cell">
      <style:table-cell-properties fo:padding="0.0382in" fo:border-left="none" fo:border-right="none" fo:border-top="none" fo:border-bottom="0.0007in solid #000000"/>
    </style:style>
    <style:style style:name="Table5.F10" style:family="table-cell" style:data-style-name="N116">
      <style:table-cell-properties fo:padding="0.0382in" fo:border-left="none" fo:border-right="0.0007in solid #000000" fo:border-top="none" fo:border-bottom="0.0007in solid #000000"/>
    </style:style>
    <style:style style:name="Table2" style:family="table">
      <style:table-properties style:width="5.3792in" fo:margin-left="0.7521in" fo:margin-right="0.7938in" table:align="margins"/>
    </style:style>
    <style:style style:name="Table2.A" style:family="table-column">
      <style:table-column-properties style:column-width="0.8965in" style:rel-column-width="10922*"/>
    </style:style>
    <style:style style:name="Table2.F" style:family="table-column">
      <style:table-column-properties style:column-width="0.8965in" style:rel-column-width="10925*"/>
    </style:style>
    <style:style style:name="Table2.1" style:family="table-row">
      <style:table-row-properties style:min-row-height="0.3979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style:vertical-align="middle" fo:padding="0.0382in" fo:border-left="none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-left="none" fo:border-right="0.0007in solid #000000" fo:border-top="0.0007in solid #000000" fo:border-bottom="0.0007in solid #000000"/>
    </style:style>
    <style:style style:name="Table2.2" style:family="table-row">
      <style:table-row-properties style:min-row-height="0.2375in"/>
    </style:style>
    <style:style style:name="Table2.A2" style:family="table-cell" style:data-style-name="N0">
      <style:table-cell-properties fo:padding="0.0382in" fo:border-left="0.0007in solid #000000" fo:border-right="none" fo:border-top="none" fo:border-bottom="none"/>
    </style:style>
    <style:style style:name="Table2.B2" style:family="table-cell" style:data-style-name="N116">
      <style:table-cell-properties fo:padding="0.0382in" fo:border="none"/>
    </style:style>
    <style:style style:name="Table2.F2" style:family="table-cell" style:data-style-name="N116">
      <style:table-cell-properties fo:padding="0.0382in" fo:border-left="none" fo:border-right="0.0007in solid #000000" fo:border-top="none" fo:border-bottom="none"/>
    </style:style>
    <style:style style:name="Table2.F8" style:family="table-cell">
      <style:table-cell-properties fo:padding="0.0382in" fo:border-left="none" fo:border-right="0.0007in solid #000000" fo:border-top="none" fo:border-bottom="none"/>
    </style:style>
    <style:style style:name="Table2.D9" style:family="table-cell">
      <style:table-cell-properties fo:padding="0.0382in" fo:border="none"/>
    </style:style>
    <style:style style:name="Table2.A10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10" style:family="table-cell" style:data-style-name="N116">
      <style:table-cell-properties fo:padding="0.0382in" fo:border-left="none" fo:border-right="none" fo:border-top="none" fo:border-bottom="0.0007in solid #000000"/>
    </style:style>
    <style:style style:name="Table2.C10" style:family="table-cell">
      <style:table-cell-properties fo:padding="0.0382in" fo:border-left="none" fo:border-right="none" fo:border-top="none" fo:border-bottom="0.0007in solid #000000"/>
    </style:style>
    <style:style style:name="Table2.F10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8.75pt" style:font-weight-asian="bold" style:font-size-complex="10pt" style:font-weight-complex="bold"/>
    </style:style>
    <style:style style:name="P4" style:family="paragraph" style:parent-style-name="Standard">
      <style:text-properties fo:font-size="10pt" fo:font-style="normal" style:text-underline-style="solid" style:text-underline-width="auto" style:text-underline-color="font-color" fo:font-weight="normal" style:font-size-asian="8.75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text-properties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font-name="Monospace" fo:font-size="7pt" fo:font-style="normal" style:text-underline-style="none" fo:font-weight="normal" style:font-name-asian="Monospace" style:font-size-asian="7pt" style:font-style-asian="normal" style:font-weight-asian="normal" style:font-name-complex="Monospace" style:font-size-complex="7pt" style:font-style-complex="normal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7pt" style:font-name-asian="Monospace" style:font-size-asian="7pt" style:font-name-complex="Monospace" style:font-size-complex="7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fo:font-size="10pt" fo:font-style="normal" style:text-underline-style="solid" style:text-underline-width="auto" style:text-underline-color="font-color" fo:font-weight="normal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0pt" fo:font-style="normal" style:text-underline-style="solid" style:text-underline-width="auto" style:text-underline-color="font-color" fo:font-weight="normal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0pt" style:font-size-asian="8.75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22" style:family="paragraph" style:parent-style-name="Standard">
      <style:text-properties style:font-name="Monospace" fo:font-size="7pt" style:font-name-asian="Monospace" style:font-size-asian="7pt" style:font-name-complex="Monospace" style:font-size-complex="7pt"/>
    </style:style>
    <style:style style:name="P2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Monospace" fo:font-size="8pt" fo:font-style="normal" style:text-underline-style="solid" style:text-underline-width="auto" style:text-underline-color="font-color" fo:font-weight="normal" style:font-name-asian="Monospace" style:font-size-asian="8pt" style:font-style-asian="normal" style:font-weight-asian="normal" style:font-name-complex="Monospace" style:font-size-complex="8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10pt" style:font-size-asian="8.75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style:font-size-asian="8.75pt" style:font-weight-asian="bold" style:font-size-complex="10pt" style:font-weight-complex="bold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style:text-position="super 58%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number-style style:name="N116">
      <number:number number:decimal-places="6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 do TP 2 de AEDS 3</text:p>
      <text:p text:style-name="P2">Pedro Araujo Pires</text:p>
      <text:p text:style-name="P2">13/05/2011</text:p>
      <text:p text:style-name="P1"/>
      <text:p text:style-name="P1"/>
      <text:p text:style-name="P1"/>
      <text:p text:style-name="P24">Introdução</text:p>
      <text:p text:style-name="P24"/>
      <text:p text:style-name="P25"><text:tab/><text:span text:style-name="T1">O algoritmo de Kemeny-Young é um algoritmo de ranqueamento, usado para determinar o resultado de uma eleição. A votação nesta eleição é feita através de listas de preferência, onde os nomes de todos os candidatos aparecem ordenados de acordo com a preferência do eleitor.</text:span></text:p>
      <text:p text:style-name="P20"><text:tab/>A idéia por trás do algoritmo é achar qual é a escolha mais popular. Para isso, primeiro é montada uma matriz que compara par a par as popularidades dos candidatos. Depois, para cada permutação da ordem dos candidatos é calculada uma pontuação, somando os valores contidos na matriz. A permutação com a maior pontuação indica a configuração vencedora.</text:p>
      <text:p text:style-name="P20"><text:tab/>Para este trabalho o algoritmo de Kemeny-Young foi implementado utilizando técnicas de paralelização. A geração de todas as permutações, e a geração de todas as combinações de candidatos para uma dada permutação, são executadas paralelamente.</text:p>
      <text:p text:style-name="P20"/>
      <text:p text:style-name="P26">Implementação</text:p>
      <text:p text:style-name="P26"/>
      <text:p text:style-name="P19">Estruturas de dados</text:p>
      <text:p text:style-name="P19"/>
      <text:p text:style-name="P11"><text:tab/>Para a implementação foi criada uma estrutura de dados para armazenar os dados de uma eleição. Essa estrutura <text:s/>é composta por três structs. A struct <text:span text:style-name="T2">Voto</text:span><text:span text:style-name="T4"> armazena as informações de um voto, que são o total de pessoas que escolheram aquela ordem de candidatos, e um array com a ordem dos candidatos. A struct </text:span><text:span text:style-name="T2">Resultado</text:span><text:span text:style-name="T4"> é similar à struct Voto, e armazena os dados do resultado da eleição, que são a ordem de candidatos com a maior pontuação, e a maior pontuação. Por fim, a struct </text:span><text:span text:style-name="T2">Eleicao</text:span><text:span text:style-name="T4"> armazena os dados de uma eleiçao, que são:</text:span></text:p>
      <text:list xml:id="list1891691833" text:style-name="L1">
        <text:list-item>
          <text:p text:style-name="P12">um array com os nomes de todos os candidatos</text:p>
        </text:list-item>
        <text:list-item>
          <text:p text:style-name="P12">uma matriz que contém as preferências dos eleitores</text:p>
        </text:list-item>
        <text:list-item>
          <text:p text:style-name="P12">o número de candidatos participando da eleição</text:p>
        </text:list-item>
        <text:list-item>
          <text:p text:style-name="P12">o número total de listas-voto</text:p>
        </text:list-item>
        <text:list-item>
          <text:p text:style-name="P12">um array de structs <text:span text:style-name="T2">Voto</text:span><text:span text:style-name="T4">, contendo todos os votos daquela eleição</text:span></text:p>
        </text:list-item>
        <text:list-item>
          <text:p text:style-name="P12"><text:span text:style-name="T4">uma struct </text:span><text:span text:style-name="T2">Resultado</text:span><text:span text:style-name="T4">, para armazenar o resultado da eleição.</text:span></text:p>
        </text:list-item>
      </text:list>
      <text:p text:style-name="P15"/>
      <text:p text:style-name="P15"><text:tab/>Também foram criadas duas structs, para armazenar os dados das permutações e das combinações geradas paralelamente. Essas structs estão definidas no arquivo enumerations.h. Ambas as structs são muito similares, armazenando os dados com as mesmas funcionalidades:</text:p>
      <text:list xml:id="list1300491134" text:style-name="L2">
        <text:list-item>
          <text:p text:style-name="P16">O número de elementos no conjunto</text:p>
        </text:list-item>
        <text:list-item>
          <text:p text:style-name="P16">A cardinalidade do conjunto de permutações/combinações</text:p>
        </text:list-item>
        <text:list-item>
          <text:p text:style-name="P16">Um array (permutação) e uma matriz (combinação) com valores usados para gerar uma permutação/combinação.</text:p>
        </text:list-item>
        <text:list-item>
          <text:p text:style-name="P16">Um array para armazenar a permutação/combinação gerada.</text:p>
        </text:list-item>
      </text:list>
      <text:p text:style-name="P15"/>
      <text:p text:style-name="P15"/>
      <text:p text:style-name="P18">Níveis de Paralelismo</text:p>
      <text:p text:style-name="P15"/>
      <text:p text:style-name="P15"><text:tab/>Durante a execução do algoritmo existem duas operações muito caras: o cálculo de todas as permutações do conjunto de candidatos, e o cálculo de todas as combinações 2 a 2 dos candidatos. Para otimizar o algoritmo, essas duas operações são feitas paralelamente. </text:p>
      <text:p text:style-name="P15"><text:tab/>A estratégia para implementar essas paralelizações foram similares: foi utilizado um algoritmo que enumera a permutação/combinação do conjunto. Cada algoritmo recebe como entrada um número inteiro, e retorna a permutação/combinação correspondente. </text:p>
      <text:p text:style-name="P15"><text:tab/>Para um conjunto de três elementos, as seguintes permutações e combinações serão geradas:</text:p>
      <text:p text:style-name="P5"/>
      <text:p text:style-name="P5"/>
      <text:p text:style-name="P5"/>
      <text:p text:style-name="P6"><text:soft-page-break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Número</text:p>
          </table:table-cell>
          <table:table-cell table:style-name="Table1.B1" office:value-type="string">
            <text:p text:style-name="P10">Permutação</text:p>
          </table:table-cell>
          <table:table-cell table:style-name="Table1.B1" office:value-type="string">
            <text:p text:style-name="P10">Combinação</text:p>
          </table:table-cell>
        </table:table-row>
        <table:table-row>
          <table:table-cell table:style-name="Table1.A2" office:value-type="float" office:value="0">
            <text:p text:style-name="P9">0</text:p>
          </table:table-cell>
          <table:table-cell table:style-name="Table1.B2" office:value-type="string">
            <text:p text:style-name="P9">[0, 1, 2]</text:p>
          </table:table-cell>
          <table:table-cell table:style-name="Table1.B2" office:value-type="string">
            <text:p text:style-name="P9">[0, 1]</text:p>
          </table:table-cell>
        </table:table-row>
        <table:table-row>
          <table:table-cell table:style-name="Table1.A2" office:value-type="float" office:value="1">
            <text:p text:style-name="P9">1</text:p>
          </table:table-cell>
          <table:table-cell table:style-name="Table1.B2" office:value-type="string">
            <text:p text:style-name="P9">[0, 2, 1]</text:p>
          </table:table-cell>
          <table:table-cell table:style-name="Table1.B2" office:value-type="string">
            <text:p text:style-name="P9">[0, 2]</text:p>
          </table:table-cell>
        </table:table-row>
        <table:table-row>
          <table:table-cell table:style-name="Table1.A2" office:value-type="float" office:value="2">
            <text:p text:style-name="P9">2</text:p>
          </table:table-cell>
          <table:table-cell table:style-name="Table1.B2" office:value-type="string">
            <text:p text:style-name="P9">[1, 0, 2]</text:p>
          </table:table-cell>
          <table:table-cell table:style-name="Table1.B2" office:value-type="string">
            <text:p text:style-name="P9">[0, 3]</text:p>
          </table:table-cell>
        </table:table-row>
        <table:table-row>
          <table:table-cell table:style-name="Table1.A2" office:value-type="float" office:value="3">
            <text:p text:style-name="P9">3</text:p>
          </table:table-cell>
          <table:table-cell table:style-name="Table1.B2" office:value-type="string">
            <text:p text:style-name="P9">[1, 2, 0]</text:p>
          </table:table-cell>
          <table:table-cell table:style-name="Table1.B2" office:value-type="string">
            <text:p text:style-name="P9">[1, 2]</text:p>
          </table:table-cell>
        </table:table-row>
        <table:table-row>
          <table:table-cell table:style-name="Table1.A2" office:value-type="float" office:value="4">
            <text:p text:style-name="P9">4</text:p>
          </table:table-cell>
          <table:table-cell table:style-name="Table1.B2" office:value-type="string">
            <text:p text:style-name="P9">[2, 0, 1]</text:p>
          </table:table-cell>
          <table:table-cell table:style-name="Table1.B2" office:value-type="string">
            <text:p text:style-name="P9">[1, 3]</text:p>
          </table:table-cell>
        </table:table-row>
        <table:table-row>
          <table:table-cell table:style-name="Table1.A7" office:value-type="float" office:value="5">
            <text:p text:style-name="P9">5</text:p>
          </table:table-cell>
          <table:table-cell table:style-name="Table1.B7" office:value-type="string">
            <text:p text:style-name="P9">[2, 1, 0]</text:p>
          </table:table-cell>
          <table:table-cell table:style-name="Table1.B7" office:value-type="string">
            <text:p text:style-name="P9">[2, 3]</text:p>
          </table:table-cell>
        </table:table-row>
      </table:table>
      <text:p text:style-name="P5"/>
      <text:p text:style-name="P15"/>
      <text:p text:style-name="P15"><text:tab/>Esse forma de enumerar as permutações/combinações é perfeita para a paralelização, pois ela permite que cada thread execute a mesma quantidade de trabalho, evitando assim o problema de desbalanceamento de carga.</text:p>
      <text:p text:style-name="P15"/>
      <text:p text:style-name="P15"/>
      <text:p text:style-name="P15"/>
      <text:p text:style-name="P18">Fluxo de execução do programa</text:p>
      <text:p text:style-name="P15"/>
      <text:p text:style-name="P19"><text:span text:style-name="T5"><text:tab/>Quando o programa é executado, primeiramente ele lê o nome do arquivo de entrada passado como parâmetro, e abre o arquivo para leitura. O número de instâncias do problema é lido do arquivo, e depois os seguintes passos são executados para cada instância do problema: os dados da eleição são lidos e armazenados em uma struct </text:span><text:span text:style-name="T3">Eleicao</text:span><text:span text:style-name="T5">. Em seguida é montada a matriz com as preferências, e o resultado da eleição é calculado. O resultado da eleição é impresso na tela, e a memória alocada para a eleição é liberada.</text:span></text:p>
      <text:p text:style-name="P15"><text:tab/>Na hora de executar o programa, é passado pela linha de comando quants threads irão fazer o trabalho em cada nível. Como inicialmente o programa não era paralelizado, a execução serial foi mantida. Para executar algum dos níveis de forma serial, basta passar 0 como o número de threads a executar o nível. Essa opção é boa para testar a eficiência da paralelização de um nível específico.</text:p>
      <text:p text:style-name="P15"><text:tab/>O programa aceita um parâmetro adicional, que serve para indicar se o tempo de execução deve ser medido ou não.</text:p>
      <text:p text:style-name="P15">Caso esse parâmetro seja passado para o programa, a função gettimeofday é utilizada para medir o tempo de execução de cada eleição da entrada. Na hora de imprimir o resultado na tela, o tempo de execução é impresso logo após o resultado.</text:p>
      <text:p text:style-name="P15"/>
      <text:p text:style-name="P18">Execução</text:p>
      <text:p text:style-name="P18"><text:span text:style-name="T6"/></text:p>
      <text:p text:style-name="P18"><text:span text:style-name="T6"><text:tab/>Para executar o programa, deve ser utilizado o seguinte comando:</text:span></text:p>
      <text:p text:style-name="P4"><text:span text:style-name="T6"/></text:p>
      <text:p text:style-name="P27"><text:span text:style-name="T6">./tp2 entrada.txt 2 0 bench</text:span></text:p>
      <text:p text:style-name="P5"/>
      <text:p text:style-name="P15"><text:tab/>O primeiro parâmetro é o nome do arquivo que contém os dados de entrada do programa, o segundo e o terceiro parâmetros são o número de threads em cada nível de paralelização. O último parâmetro, opcional, indica se o tempo de execução de cada instância do problema deve ser marcado, e impresso na saída.</text:p>
      <text:p text:style-name="P15"><text:tab/>Ao se escolher 0 threads em um nível, significa que aquele nível deve ser executado de forma serial, como era no programa original.</text:p>
      <text:p text:style-name="P15"/>
      <text:p text:style-name="P18">Testes</text:p>
      <text:p text:style-name="P15"/>
      <text:p text:style-name="P15"><text:tab/>Para testar o algoritmo, o programa foi executado variando-se o a entrada, e o número de threads. Como o número de candidatos em uma eleição é o que determina o total de permutações e combinações que serão calculadas, cada eleição possui somente uma lista de votos. A entrada utilizada para os teste foi a seguinte:</text:p>
      <text:p text:style-name="P5"/>
      <text:p text:style-name="P7">10</text:p>
      <text:p text:style-name="P8">1</text:p>
      <text:p text:style-name="P8">10</text:p>
      <text:p text:style-name="P8">a b c</text:p>
      <text:p text:style-name="P8">1</text:p>
      <text:p text:style-name="P8">10</text:p>
      <text:p text:style-name="P8">a b c d</text:p>
      <text:p text:style-name="P8">1</text:p>
      <text:p text:style-name="P8">10</text:p>
      <text:p text:style-name="P8">a b c d e</text:p>
      <text:p text:style-name="P8"><text:soft-page-break/>1</text:p>
      <text:p text:style-name="P8">10</text:p>
      <text:p text:style-name="P8">a b c d e f</text:p>
      <text:p text:style-name="P8">1</text:p>
      <text:p text:style-name="P8">10</text:p>
      <text:p text:style-name="P8">a b c d e f g</text:p>
      <text:p text:style-name="P8">1</text:p>
      <text:p text:style-name="P8">10</text:p>
      <text:p text:style-name="P8">a b c d e f g h</text:p>
      <text:p text:style-name="P8">1</text:p>
      <text:p text:style-name="P8">10</text:p>
      <text:p text:style-name="P8">a b c d e f g h i</text:p>
      <text:p text:style-name="P8">1</text:p>
      <text:p text:style-name="P8">10</text:p>
      <text:p text:style-name="P8">a b c d e f g h i j</text:p>
      <text:p text:style-name="P8">1</text:p>
      <text:p text:style-name="P8">10</text:p>
      <text:p text:style-name="P8">a b c d e f g h i j k</text:p>
      <text:p text:style-name="P8">1</text:p>
      <text:p text:style-name="P8">10</text:p>
      <text:p text:style-name="P8">a b c d e f g h i j k l</text:p>
      <text:p text:style-name="P5"/>
      <text:p text:style-name="P15"><text:tab/>As tabelas abaixo mostram os tempos de execução para os vários testes feitos. O tempo foi medido com a execução completamente serial, somente com a permutação paralelizada, somente com a combinação paralelizada, e com os dois níveis paralelizados. Foi estabelecido um limite máximo de execução de 10 minutos. Todos os testes foram feitos em um computador com um processador Intel Core 2 T7400, com dois processadores de 2.16 GHz. </text:p>
      <text:p text:style-name="P5"/>
      <text:p text:style-name="P6"/>
      <table:table table:name="Table3" table:style-name="Table3">
        <table:table-column table:style-name="Table3.A" table:number-columns-repeated="5"/>
        <table:table-column table:style-name="Table3.F"/>
        <table:table-row table:style-name="Table3.1">
          <table:table-cell table:style-name="Table3.A1" office:value-type="string">
            <text:p text:style-name="P10">Número de candidatos</text:p>
          </table:table-cell>
          <table:table-cell table:style-name="Table3.B1" office:value-type="string">
            <text:p text:style-name="P10">Serial</text:p>
          </table:table-cell>
          <table:table-cell table:style-name="Table3.B1" office:value-type="string">
            <text:p text:style-name="P10">2 threads</text:p>
          </table:table-cell>
          <table:table-cell table:style-name="Table3.B1" office:value-type="string">
            <text:p text:style-name="P10">4 threads</text:p>
          </table:table-cell>
          <table:table-cell table:style-name="Table3.B1" office:value-type="string">
            <text:p text:style-name="P10">8 threads</text:p>
          </table:table-cell>
          <table:table-cell table:style-name="Table3.F1" office:value-type="string">
            <text:p text:style-name="P10">16 threads</text:p>
          </table:table-cell>
        </table:table-row>
        <table:table-row table:style-name="Table3.2">
          <table:table-cell table:style-name="Table3.A2" office:value-type="float" office:value="3">
            <text:p text:style-name="P9">3</text:p>
          </table:table-cell>
          <table:table-cell table:style-name="Table3.B2" office:value-type="float" office:value="0.000073">
            <text:p text:style-name="P9">0.000073</text:p>
          </table:table-cell>
          <table:table-cell table:style-name="Table3.B2" office:value-type="float" office:value="0.000505">
            <text:p text:style-name="P9">0.000505</text:p>
          </table:table-cell>
          <table:table-cell table:style-name="Table3.B2" office:value-type="float" office:value="0.000763">
            <text:p text:style-name="P9">0.000763</text:p>
          </table:table-cell>
          <table:table-cell table:style-name="Table3.B2" office:value-type="float" office:value="0.001348">
            <text:p text:style-name="P9">0.001348</text:p>
          </table:table-cell>
          <table:table-cell table:style-name="Table3.F2" office:value-type="float" office:value="0.002349">
            <text:p text:style-name="P9">0.002349</text:p>
          </table:table-cell>
        </table:table-row>
        <table:table-row table:style-name="Table3.2">
          <table:table-cell table:style-name="Table3.A2" office:value-type="float" office:value="4">
            <text:p text:style-name="P9">4</text:p>
          </table:table-cell>
          <table:table-cell table:style-name="Table3.B2" office:value-type="float" office:value="0.000034">
            <text:p text:style-name="P9">0.000034</text:p>
          </table:table-cell>
          <table:table-cell table:style-name="Table3.B2" office:value-type="float" office:value="0.000157">
            <text:p text:style-name="P9">0.000157</text:p>
          </table:table-cell>
          <table:table-cell table:style-name="Table3.B2" office:value-type="float" office:value="0.000238">
            <text:p text:style-name="P9">0.000238</text:p>
          </table:table-cell>
          <table:table-cell table:style-name="Table3.B2" office:value-type="float" office:value="0.000773">
            <text:p text:style-name="P9">0.000773</text:p>
          </table:table-cell>
          <table:table-cell table:style-name="Table3.F2" office:value-type="float" office:value="0.001435">
            <text:p text:style-name="P9">0.001435</text:p>
          </table:table-cell>
        </table:table-row>
        <table:table-row table:style-name="Table3.2">
          <table:table-cell table:style-name="Table3.A2" office:value-type="float" office:value="5">
            <text:p text:style-name="P9">5</text:p>
          </table:table-cell>
          <table:table-cell table:style-name="Table3.B2" office:value-type="float" office:value="0.000109">
            <text:p text:style-name="P9">0.000109</text:p>
          </table:table-cell>
          <table:table-cell table:style-name="Table3.B2" office:value-type="float" office:value="0.000196">
            <text:p text:style-name="P9">0.000196</text:p>
          </table:table-cell>
          <table:table-cell table:style-name="Table3.B2" office:value-type="float" office:value="0.000251">
            <text:p text:style-name="P9">0.000251</text:p>
          </table:table-cell>
          <table:table-cell table:style-name="Table3.B2" office:value-type="float" office:value="0.000579">
            <text:p text:style-name="P9">0.000579</text:p>
          </table:table-cell>
          <table:table-cell table:style-name="Table3.F2" office:value-type="float" office:value="0.001667">
            <text:p text:style-name="P9">0.001667</text:p>
          </table:table-cell>
        </table:table-row>
        <table:table-row table:style-name="Table3.2">
          <table:table-cell table:style-name="Table3.A2" office:value-type="float" office:value="6">
            <text:p text:style-name="P9">6</text:p>
          </table:table-cell>
          <table:table-cell table:style-name="Table3.B2" office:value-type="float" office:value="0.000732">
            <text:p text:style-name="P9">0.000732</text:p>
          </table:table-cell>
          <table:table-cell table:style-name="Table3.B2" office:value-type="float" office:value="0.000563">
            <text:p text:style-name="P9">0.000563</text:p>
          </table:table-cell>
          <table:table-cell table:style-name="Table3.B2" office:value-type="float" office:value="0.000582">
            <text:p text:style-name="P9">0.000582</text:p>
          </table:table-cell>
          <table:table-cell table:style-name="Table3.B2" office:value-type="float" office:value="0.000863">
            <text:p text:style-name="P9">0.000863</text:p>
          </table:table-cell>
          <table:table-cell table:style-name="Table3.F2" office:value-type="float" office:value="0.001444">
            <text:p text:style-name="P9">0.001444</text:p>
          </table:table-cell>
        </table:table-row>
        <table:table-row table:style-name="Table3.2">
          <table:table-cell table:style-name="Table3.A2" office:value-type="float" office:value="7">
            <text:p text:style-name="P9">7</text:p>
          </table:table-cell>
          <table:table-cell table:style-name="Table3.B2" office:value-type="float" office:value="0.006233">
            <text:p text:style-name="P9">0.006233</text:p>
          </table:table-cell>
          <table:table-cell table:style-name="Table3.B2" office:value-type="float" office:value="0.003864">
            <text:p text:style-name="P9">0.003864</text:p>
          </table:table-cell>
          <table:table-cell table:style-name="Table3.B2" office:value-type="float" office:value="0.004158">
            <text:p text:style-name="P9">0.004158</text:p>
          </table:table-cell>
          <table:table-cell table:style-name="Table3.B2" office:value-type="float" office:value="0.003882">
            <text:p text:style-name="P9">0.003882</text:p>
          </table:table-cell>
          <table:table-cell table:style-name="Table3.F2" office:value-type="float" office:value="0.00443">
            <text:p text:style-name="P9">0.004430</text:p>
          </table:table-cell>
        </table:table-row>
        <table:table-row table:style-name="Table3.2">
          <table:table-cell table:style-name="Table3.A2" office:value-type="float" office:value="8">
            <text:p text:style-name="P9">8</text:p>
          </table:table-cell>
          <table:table-cell table:style-name="Table3.B2" office:value-type="float" office:value="0.061892">
            <text:p text:style-name="P9">0.061892</text:p>
          </table:table-cell>
          <table:table-cell table:style-name="Table3.B2" office:value-type="float" office:value="0.042799">
            <text:p text:style-name="P9">0.042799</text:p>
          </table:table-cell>
          <table:table-cell table:style-name="Table3.B2" office:value-type="float" office:value="0.044263">
            <text:p text:style-name="P9">0.044263</text:p>
          </table:table-cell>
          <table:table-cell table:style-name="Table3.B2" office:value-type="float" office:value="0.054508">
            <text:p text:style-name="P9">0.054508</text:p>
          </table:table-cell>
          <table:table-cell table:style-name="Table3.F2" office:value-type="float" office:value="0.040576">
            <text:p text:style-name="P9">0.040576</text:p>
          </table:table-cell>
        </table:table-row>
        <table:table-row table:style-name="Table3.2">
          <table:table-cell table:style-name="Table3.A2" office:value-type="float" office:value="9">
            <text:p text:style-name="P9">9</text:p>
          </table:table-cell>
          <table:table-cell table:style-name="Table3.B2" office:value-type="float" office:value="0.663807">
            <text:p text:style-name="P9">0.663807</text:p>
          </table:table-cell>
          <table:table-cell table:style-name="Table3.B2" office:value-type="float" office:value="0.367295">
            <text:p text:style-name="P9">0.367295</text:p>
          </table:table-cell>
          <table:table-cell table:style-name="Table3.B2" office:value-type="float" office:value="0.351577">
            <text:p text:style-name="P9">0.351577</text:p>
          </table:table-cell>
          <table:table-cell table:style-name="Table3.B2" office:value-type="float" office:value="0.354884">
            <text:p text:style-name="P9">0.354884</text:p>
          </table:table-cell>
          <table:table-cell table:style-name="Table3.F2" office:value-type="float" office:value="0.3463">
            <text:p text:style-name="P9">0.346300</text:p>
          </table:table-cell>
        </table:table-row>
        <table:table-row table:style-name="Table3.2">
          <table:table-cell table:style-name="Table3.A2" office:value-type="float" office:value="10">
            <text:p text:style-name="P9">10</text:p>
          </table:table-cell>
          <table:table-cell table:style-name="Table3.B2" office:value-type="float" office:value="7.781069">
            <text:p text:style-name="P9">7.781069</text:p>
          </table:table-cell>
          <table:table-cell table:style-name="Table3.B2" office:value-type="float" office:value="4.375756">
            <text:p text:style-name="P9">4.375756</text:p>
          </table:table-cell>
          <table:table-cell table:style-name="Table3.B2" office:value-type="float" office:value="4.019479">
            <text:p text:style-name="P9">4.019479</text:p>
          </table:table-cell>
          <table:table-cell table:style-name="Table3.B2" office:value-type="float" office:value="4.046856">
            <text:p text:style-name="P9">4.046856</text:p>
          </table:table-cell>
          <table:table-cell table:style-name="Table3.F2" office:value-type="float" office:value="4.021331">
            <text:p text:style-name="P9">4.021331</text:p>
          </table:table-cell>
        </table:table-row>
        <table:table-row table:style-name="Table3.2">
          <table:table-cell table:style-name="Table3.A10" office:value-type="float" office:value="11">
            <text:p text:style-name="P9">11</text:p>
          </table:table-cell>
          <table:table-cell table:style-name="Table3.B10" office:value-type="float" office:value="101.423584">
            <text:p text:style-name="P9">101.423584</text:p>
          </table:table-cell>
          <table:table-cell table:style-name="Table3.B10" office:value-type="float" office:value="59.114468">
            <text:p text:style-name="P9">59.114468</text:p>
          </table:table-cell>
          <table:table-cell table:style-name="Table3.B10" office:value-type="float" office:value="54.203957">
            <text:p text:style-name="P9">54.203957</text:p>
          </table:table-cell>
          <table:table-cell table:style-name="Table3.B10" office:value-type="float" office:value="52.483597">
            <text:p text:style-name="P9">52.483597</text:p>
          </table:table-cell>
          <table:table-cell table:style-name="Table3.F10" office:value-type="float" office:value="52.473965">
            <text:p text:style-name="P9">52.473965</text:p>
          </table:table-cell>
        </table:table-row>
      </table:table>
      <text:p text:style-name="P21">Tempo de execução gerando somente as permutações paralelamente.</text:p>
      <text:p text:style-name="P6"/>
      <text:p text:style-name="P6"/>
      <text:p text:style-name="P6"/>
      <table:table table:name="Table5" table:style-name="Table5">
        <table:table-column table:style-name="Table5.A" table:number-columns-repeated="5"/>
        <table:table-column table:style-name="Table5.F"/>
        <table:table-row table:style-name="Table5.1">
          <table:table-cell table:style-name="Table5.A1" office:value-type="string">
            <text:p text:style-name="P10">Número de candidatos</text:p>
          </table:table-cell>
          <table:table-cell table:style-name="Table5.B1" office:value-type="string">
            <text:p text:style-name="P10">Serial</text:p>
          </table:table-cell>
          <table:table-cell table:style-name="Table5.B1" office:value-type="string">
            <text:p text:style-name="P10">2 threads</text:p>
          </table:table-cell>
          <table:table-cell table:style-name="Table5.B1" office:value-type="string">
            <text:p text:style-name="P10">4 threads</text:p>
          </table:table-cell>
          <table:table-cell table:style-name="Table5.B1" office:value-type="string">
            <text:p text:style-name="P10">8 threads</text:p>
          </table:table-cell>
          <table:table-cell table:style-name="Table5.F1" office:value-type="string">
            <text:p text:style-name="P10">16 threads</text:p>
          </table:table-cell>
        </table:table-row>
        <table:table-row table:style-name="Table5.2">
          <table:table-cell table:style-name="Table5.A2" office:value-type="float" office:value="3">
            <text:p text:style-name="P9">3</text:p>
          </table:table-cell>
          <table:table-cell table:style-name="Table5.B2" office:value-type="float" office:value="0.000073">
            <text:p text:style-name="P9">0.000073</text:p>
          </table:table-cell>
          <table:table-cell table:style-name="Table5.B2" office:value-type="float" office:value="0.001123">
            <text:p text:style-name="P9">0.001123</text:p>
          </table:table-cell>
          <table:table-cell table:style-name="Table5.B2" office:value-type="float" office:value="0.00171">
            <text:p text:style-name="P9">0.001710</text:p>
          </table:table-cell>
          <table:table-cell table:style-name="Table5.B2" office:value-type="float" office:value="0.004565">
            <text:p text:style-name="P9">0.004565</text:p>
          </table:table-cell>
          <table:table-cell table:style-name="Table5.F2" office:value-type="float" office:value="0.014833">
            <text:p text:style-name="P9">0.014833</text:p>
          </table:table-cell>
        </table:table-row>
        <table:table-row table:style-name="Table5.2">
          <table:table-cell table:style-name="Table5.A2" office:value-type="float" office:value="4">
            <text:p text:style-name="P9">4</text:p>
          </table:table-cell>
          <table:table-cell table:style-name="Table5.B2" office:value-type="float" office:value="0.000034">
            <text:p text:style-name="P9">0.000034</text:p>
          </table:table-cell>
          <table:table-cell table:style-name="Table5.B2" office:value-type="float" office:value="0.002866">
            <text:p text:style-name="P9">0.002866</text:p>
          </table:table-cell>
          <table:table-cell table:style-name="Table5.B2" office:value-type="float" office:value="0.004618">
            <text:p text:style-name="P9">0.004618</text:p>
          </table:table-cell>
          <table:table-cell table:style-name="Table5.B2" office:value-type="float" office:value="0.018752">
            <text:p text:style-name="P9">0.018752</text:p>
          </table:table-cell>
          <table:table-cell table:style-name="Table5.F2" office:value-type="float" office:value="0.0427">
            <text:p text:style-name="P9">0.042700</text:p>
          </table:table-cell>
        </table:table-row>
        <table:table-row table:style-name="Table5.2">
          <table:table-cell table:style-name="Table5.A2" office:value-type="float" office:value="5">
            <text:p text:style-name="P9">5</text:p>
          </table:table-cell>
          <table:table-cell table:style-name="Table5.B2" office:value-type="float" office:value="0.000109">
            <text:p text:style-name="P9">0.000109</text:p>
          </table:table-cell>
          <table:table-cell table:style-name="Table5.B2" office:value-type="float" office:value="0.018628">
            <text:p text:style-name="P9">0.018628</text:p>
          </table:table-cell>
          <table:table-cell table:style-name="Table5.B2" office:value-type="float" office:value="0.030919">
            <text:p text:style-name="P9">0.030919</text:p>
          </table:table-cell>
          <table:table-cell table:style-name="Table5.B2" office:value-type="float" office:value="0.077892">
            <text:p text:style-name="P9">0.077892</text:p>
          </table:table-cell>
          <table:table-cell table:style-name="Table5.F2" office:value-type="float" office:value="0.193709">
            <text:p text:style-name="P9">0.193709</text:p>
          </table:table-cell>
        </table:table-row>
        <table:table-row table:style-name="Table5.2">
          <table:table-cell table:style-name="Table5.A2" office:value-type="float" office:value="6">
            <text:p text:style-name="P9">6</text:p>
          </table:table-cell>
          <table:table-cell table:style-name="Table5.B2" office:value-type="float" office:value="0.000732">
            <text:p text:style-name="P9">0.000732</text:p>
          </table:table-cell>
          <table:table-cell table:style-name="Table5.B2" office:value-type="float" office:value="0.100111">
            <text:p text:style-name="P9">0.100111</text:p>
          </table:table-cell>
          <table:table-cell table:style-name="Table5.B2" office:value-type="float" office:value="0.151315">
            <text:p text:style-name="P9">0.151315</text:p>
          </table:table-cell>
          <table:table-cell table:style-name="Table5.B2" office:value-type="float" office:value="0.439779">
            <text:p text:style-name="P9">0.439779</text:p>
          </table:table-cell>
          <table:table-cell table:style-name="Table5.F2" office:value-type="float" office:value="1.112055">
            <text:p text:style-name="P9">1.112055</text:p>
          </table:table-cell>
        </table:table-row>
        <table:table-row table:style-name="Table5.2">
          <table:table-cell table:style-name="Table5.A2" office:value-type="float" office:value="7">
            <text:p text:style-name="P9">7</text:p>
          </table:table-cell>
          <table:table-cell table:style-name="Table5.B2" office:value-type="float" office:value="0.006233">
            <text:p text:style-name="P9">0.006233</text:p>
          </table:table-cell>
          <table:table-cell table:style-name="Table5.B2" office:value-type="float" office:value="0.633984">
            <text:p text:style-name="P9">0.633984</text:p>
          </table:table-cell>
          <table:table-cell table:style-name="Table5.B2" office:value-type="float" office:value="0.997258">
            <text:p text:style-name="P9">0.997258</text:p>
          </table:table-cell>
          <table:table-cell table:style-name="Table5.B2" office:value-type="float" office:value="3.066122">
            <text:p text:style-name="P9">3.066122</text:p>
          </table:table-cell>
          <table:table-cell table:style-name="Table5.F2" office:value-type="float" office:value="7.650696">
            <text:p text:style-name="P9">7.650696</text:p>
          </table:table-cell>
        </table:table-row>
        <table:table-row table:style-name="Table5.2">
          <table:table-cell table:style-name="Table5.A2" office:value-type="float" office:value="8">
            <text:p text:style-name="P9">8</text:p>
          </table:table-cell>
          <table:table-cell table:style-name="Table5.B2" office:value-type="float" office:value="0.061892">
            <text:p text:style-name="P9">0.061892</text:p>
          </table:table-cell>
          <table:table-cell table:style-name="Table5.B2" office:value-type="float" office:value="5.135738">
            <text:p text:style-name="P9">5.135738</text:p>
          </table:table-cell>
          <table:table-cell table:style-name="Table5.B2" office:value-type="float" office:value="7.991803">
            <text:p text:style-name="P9">7.991803</text:p>
          </table:table-cell>
          <table:table-cell table:style-name="Table5.B2" office:value-type="float" office:value="24.723742">
            <text:p text:style-name="P9">24.723742</text:p>
          </table:table-cell>
          <table:table-cell table:style-name="Table5.F2" office:value-type="float" office:value="61.101009">
            <text:p text:style-name="P9">61.101009</text:p>
          </table:table-cell>
        </table:table-row>
        <table:table-row table:style-name="Table5.2">
          <table:table-cell table:style-name="Table5.A2" office:value-type="float" office:value="9">
            <text:p text:style-name="P9">9</text:p>
          </table:table-cell>
          <table:table-cell table:style-name="Table5.B2" office:value-type="float" office:value="0.663807">
            <text:p text:style-name="P9">0.663807</text:p>
          </table:table-cell>
          <table:table-cell table:style-name="Table5.B2" office:value-type="float" office:value="47.901089">
            <text:p text:style-name="P9">47.901089</text:p>
          </table:table-cell>
          <table:table-cell table:style-name="Table5.B2" office:value-type="float" office:value="73.388771">
            <text:p text:style-name="P9">73.388771</text:p>
          </table:table-cell>
          <table:table-cell table:style-name="Table5.B2" office:value-type="float" office:value="228.238983">
            <text:p text:style-name="P9">228.238983</text:p>
          </table:table-cell>
          <table:table-cell table:style-name="Table5.F8" office:value-type="string">
            <text:p text:style-name="P9">-</text:p>
          </table:table-cell>
        </table:table-row>
        <table:table-row table:style-name="Table5.2">
          <table:table-cell table:style-name="Table5.A2" office:value-type="float" office:value="10">
            <text:p text:style-name="P9">10</text:p>
          </table:table-cell>
          <table:table-cell table:style-name="Table5.B2" office:value-type="float" office:value="7.781069">
            <text:p text:style-name="P9">7.781069</text:p>
          </table:table-cell>
          <table:table-cell table:style-name="Table5.B2" office:value-type="float" office:value="491.659973">
            <text:p text:style-name="P9">491.659973</text:p>
          </table:table-cell>
          <table:table-cell table:style-name="Table5.D9" office:value-type="string">
            <text:p text:style-name="P9">-</text:p>
          </table:table-cell>
          <table:table-cell table:style-name="Table5.D9" office:value-type="string">
            <text:p text:style-name="P9">-</text:p>
          </table:table-cell>
          <table:table-cell table:style-name="Table5.F8" office:value-type="string">
            <text:p text:style-name="P9">-</text:p>
          </table:table-cell>
        </table:table-row>
        <table:table-row table:style-name="Table5.2">
          <table:table-cell table:style-name="Table5.A10" office:value-type="float" office:value="11">
            <text:p text:style-name="P9">11</text:p>
          </table:table-cell>
          <table:table-cell table:style-name="Table5.B10" office:value-type="float" office:value="101.423584">
            <text:p text:style-name="P9">101.423584</text:p>
          </table:table-cell>
          <table:table-cell table:style-name="Table5.C10" office:value-type="string">
            <text:p text:style-name="P9">-</text:p>
          </table:table-cell>
          <table:table-cell table:style-name="Table5.C10" office:value-type="string">
            <text:p text:style-name="P9">-</text:p>
          </table:table-cell>
          <table:table-cell table:style-name="Table5.C10" office:value-type="string">
            <text:p text:style-name="P9">-</text:p>
          </table:table-cell>
          <table:table-cell table:style-name="Table5.F10" office:value-type="float" office:value="0">
            <text:p text:style-name="P9">-</text:p>
          </table:table-cell>
        </table:table-row>
      </table:table>
      <text:p text:style-name="P21">Tempo de execução gerando somente as combinações paralelamente.</text:p>
      <text:p text:style-name="P6"><text:soft-page-break/></text:p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10">Número de candidatos</text:p>
          </table:table-cell>
          <table:table-cell table:style-name="Table2.B1" office:value-type="string">
            <text:p text:style-name="P10">Serial</text:p>
          </table:table-cell>
          <table:table-cell table:style-name="Table2.B1" office:value-type="string">
            <text:p text:style-name="P10">2 threads</text:p>
          </table:table-cell>
          <table:table-cell table:style-name="Table2.B1" office:value-type="string">
            <text:p text:style-name="P10">4 threads</text:p>
          </table:table-cell>
          <table:table-cell table:style-name="Table2.B1" office:value-type="string">
            <text:p text:style-name="P10">8 threads</text:p>
          </table:table-cell>
          <table:table-cell table:style-name="Table2.F1" office:value-type="string">
            <text:p text:style-name="P10">16 threads</text:p>
          </table:table-cell>
        </table:table-row>
        <table:table-row table:style-name="Table2.2">
          <table:table-cell table:style-name="Table2.A2" office:value-type="float" office:value="3">
            <text:p text:style-name="P9">3</text:p>
          </table:table-cell>
          <table:table-cell table:style-name="Table2.B2" office:value-type="float" office:value="0.000073">
            <text:p text:style-name="P9">0.000073</text:p>
          </table:table-cell>
          <table:table-cell table:style-name="Table2.B2" office:value-type="float" office:value="0.001541">
            <text:p text:style-name="P9">0.001541</text:p>
          </table:table-cell>
          <table:table-cell table:style-name="Table2.B2" office:value-type="float" office:value="0.003598">
            <text:p text:style-name="P9">0.003598</text:p>
          </table:table-cell>
          <table:table-cell table:style-name="Table2.B2" office:value-type="float" office:value="0.008549">
            <text:p text:style-name="P9">0.008549</text:p>
          </table:table-cell>
          <table:table-cell table:style-name="Table2.F2" office:value-type="float" office:value="0.020905">
            <text:p text:style-name="P9">0.020905</text:p>
          </table:table-cell>
        </table:table-row>
        <table:table-row table:style-name="Table2.2">
          <table:table-cell table:style-name="Table2.A2" office:value-type="float" office:value="4">
            <text:p text:style-name="P9">4</text:p>
          </table:table-cell>
          <table:table-cell table:style-name="Table2.B2" office:value-type="float" office:value="0.000034">
            <text:p text:style-name="P9">0.000034</text:p>
          </table:table-cell>
          <table:table-cell table:style-name="Table2.B2" office:value-type="float" office:value="0.002215">
            <text:p text:style-name="P9">0.002215</text:p>
          </table:table-cell>
          <table:table-cell table:style-name="Table2.B2" office:value-type="float" office:value="0.012974">
            <text:p text:style-name="P9">0.012974</text:p>
          </table:table-cell>
          <table:table-cell table:style-name="Table2.B2" office:value-type="float" office:value="0.028409">
            <text:p text:style-name="P9">0.028409</text:p>
          </table:table-cell>
          <table:table-cell table:style-name="Table2.F2" office:value-type="float" office:value="0.046652">
            <text:p text:style-name="P9">0.046652</text:p>
          </table:table-cell>
        </table:table-row>
        <table:table-row table:style-name="Table2.2">
          <table:table-cell table:style-name="Table2.A2" office:value-type="float" office:value="5">
            <text:p text:style-name="P9">5</text:p>
          </table:table-cell>
          <table:table-cell table:style-name="Table2.B2" office:value-type="float" office:value="0.000109">
            <text:p text:style-name="P9">0.000109</text:p>
          </table:table-cell>
          <table:table-cell table:style-name="Table2.B2" office:value-type="float" office:value="0.015282">
            <text:p text:style-name="P9">0.015282</text:p>
          </table:table-cell>
          <table:table-cell table:style-name="Table2.B2" office:value-type="float" office:value="0.039474">
            <text:p text:style-name="P9">0.039474</text:p>
          </table:table-cell>
          <table:table-cell table:style-name="Table2.B2" office:value-type="float" office:value="0.089054">
            <text:p text:style-name="P9">0.089054</text:p>
          </table:table-cell>
          <table:table-cell table:style-name="Table2.F2" office:value-type="float" office:value="0.210914">
            <text:p text:style-name="P9">0.210914</text:p>
          </table:table-cell>
        </table:table-row>
        <table:table-row table:style-name="Table2.2">
          <table:table-cell table:style-name="Table2.A2" office:value-type="float" office:value="6">
            <text:p text:style-name="P9">6</text:p>
          </table:table-cell>
          <table:table-cell table:style-name="Table2.B2" office:value-type="float" office:value="0.000732">
            <text:p text:style-name="P9">0.000732</text:p>
          </table:table-cell>
          <table:table-cell table:style-name="Table2.B2" office:value-type="float" office:value="0.069231">
            <text:p text:style-name="P9">0.069231</text:p>
          </table:table-cell>
          <table:table-cell table:style-name="Table2.B2" office:value-type="float" office:value="0.187151">
            <text:p text:style-name="P9">0.187151</text:p>
          </table:table-cell>
          <table:table-cell table:style-name="Table2.B2" office:value-type="float" office:value="0.501726">
            <text:p text:style-name="P9">0.501726</text:p>
          </table:table-cell>
          <table:table-cell table:style-name="Table2.F2" office:value-type="float" office:value="1.23496">
            <text:p text:style-name="P9">1.234960</text:p>
          </table:table-cell>
        </table:table-row>
        <table:table-row table:style-name="Table2.2">
          <table:table-cell table:style-name="Table2.A2" office:value-type="float" office:value="7">
            <text:p text:style-name="P9">7</text:p>
          </table:table-cell>
          <table:table-cell table:style-name="Table2.B2" office:value-type="float" office:value="0.006233">
            <text:p text:style-name="P9">0.006233</text:p>
          </table:table-cell>
          <table:table-cell table:style-name="Table2.B2" office:value-type="float" office:value="0.451423">
            <text:p text:style-name="P9">0.451423</text:p>
          </table:table-cell>
          <table:table-cell table:style-name="Table2.B2" office:value-type="float" office:value="1.260014">
            <text:p text:style-name="P9">1.260014</text:p>
          </table:table-cell>
          <table:table-cell table:style-name="Table2.B2" office:value-type="float" office:value="3.41611">
            <text:p text:style-name="P9">3.416110</text:p>
          </table:table-cell>
          <table:table-cell table:style-name="Table2.F2" office:value-type="float" office:value="8.697781">
            <text:p text:style-name="P9">8.697781</text:p>
          </table:table-cell>
        </table:table-row>
        <table:table-row table:style-name="Table2.2">
          <table:table-cell table:style-name="Table2.A2" office:value-type="float" office:value="8">
            <text:p text:style-name="P9">8</text:p>
          </table:table-cell>
          <table:table-cell table:style-name="Table2.B2" office:value-type="float" office:value="0.061892">
            <text:p text:style-name="P9">0.061892</text:p>
          </table:table-cell>
          <table:table-cell table:style-name="Table2.B2" office:value-type="float" office:value="3.623625">
            <text:p text:style-name="P9">3.623625</text:p>
          </table:table-cell>
          <table:table-cell table:style-name="Table2.B2" office:value-type="float" office:value="10.100651">
            <text:p text:style-name="P9">10.100651</text:p>
          </table:table-cell>
          <table:table-cell table:style-name="Table2.B2" office:value-type="float" office:value="27.428198">
            <text:p text:style-name="P9">27.428198</text:p>
          </table:table-cell>
          <table:table-cell table:style-name="Table2.F2" office:value-type="float" office:value="69.473404">
            <text:p text:style-name="P9">69.473404</text:p>
          </table:table-cell>
        </table:table-row>
        <table:table-row table:style-name="Table2.2">
          <table:table-cell table:style-name="Table2.A2" office:value-type="float" office:value="9">
            <text:p text:style-name="P9">9</text:p>
          </table:table-cell>
          <table:table-cell table:style-name="Table2.B2" office:value-type="float" office:value="0.663807">
            <text:p text:style-name="P9">0.663807</text:p>
          </table:table-cell>
          <table:table-cell table:style-name="Table2.B2" office:value-type="float" office:value="33.237671">
            <text:p text:style-name="P9">33.237671</text:p>
          </table:table-cell>
          <table:table-cell table:style-name="Table2.B2" office:value-type="float" office:value="90.119881">
            <text:p text:style-name="P9">90.119881</text:p>
          </table:table-cell>
          <table:table-cell table:style-name="Table2.B2" office:value-type="float" office:value="245.820053">
            <text:p text:style-name="P9">245.820053</text:p>
          </table:table-cell>
          <table:table-cell table:style-name="Table2.F8" office:value-type="string">
            <text:p text:style-name="P9">-</text:p>
          </table:table-cell>
        </table:table-row>
        <table:table-row table:style-name="Table2.2">
          <table:table-cell table:style-name="Table2.A2" office:value-type="float" office:value="10">
            <text:p text:style-name="P9">10</text:p>
          </table:table-cell>
          <table:table-cell table:style-name="Table2.B2" office:value-type="float" office:value="7.781069">
            <text:p text:style-name="P9">7.781069</text:p>
          </table:table-cell>
          <table:table-cell table:style-name="Table2.B2" office:value-type="float" office:value="338.344696">
            <text:p text:style-name="P9">338.344696</text:p>
          </table:table-cell>
          <table:table-cell table:style-name="Table2.D9" office:value-type="string">
            <text:p text:style-name="P9">-</text:p>
          </table:table-cell>
          <table:table-cell table:style-name="Table2.D9" office:value-type="string">
            <text:p text:style-name="P9">-</text:p>
          </table:table-cell>
          <table:table-cell table:style-name="Table2.F8" office:value-type="string">
            <text:p text:style-name="P9">-</text:p>
          </table:table-cell>
        </table:table-row>
        <table:table-row table:style-name="Table2.2">
          <table:table-cell table:style-name="Table2.A10" office:value-type="float" office:value="11">
            <text:p text:style-name="P9">11</text:p>
          </table:table-cell>
          <table:table-cell table:style-name="Table2.B10" office:value-type="float" office:value="101.423584">
            <text:p text:style-name="P9">101.423584</text:p>
          </table:table-cell>
          <table:table-cell table:style-name="Table2.C10" office:value-type="string">
            <text:p text:style-name="P9">-</text:p>
          </table:table-cell>
          <table:table-cell table:style-name="Table2.C10" office:value-type="string">
            <text:p text:style-name="P9">-</text:p>
          </table:table-cell>
          <table:table-cell table:style-name="Table2.C10" office:value-type="string">
            <text:p text:style-name="P9">-</text:p>
          </table:table-cell>
          <table:table-cell table:style-name="Table2.F10" office:value-type="string">
            <text:p text:style-name="P9">-</text:p>
          </table:table-cell>
        </table:table-row>
      </table:table>
      <text:p text:style-name="P21">Tempo de execução gerando as permutações e combinações paralelamente.</text:p>
      <text:p text:style-name="P21">Foi utilizado o mesmo número de threads para os dois níveis.</text:p>
      <text:p text:style-name="P21"/>
      <text:p text:style-name="P21"/>
      <text:p text:style-name="P21"/>
      <text:p text:style-name="P21"/>
      <text:p text:style-name="P15"><text:tab/>A partir dos dados acima, é possível verificar que a paralelização das permutações obteve um grande ganho de eficiência. O tempo de execução ficou próximo da metade do tempo gasto na execução serial, quando se utilizou 2 threads. Ao aumentar mais o número de threads, o tempo não sofreu alterações significativas, pois havia somente 2 processadores disponíveis para executar a tarefa. </text:p>
      <text:p text:style-name="P15"><text:tab/>É possível verificar que a paralelização das combinações resultou em uma perda de eficiência, ao invés de ganho. Isso se deve ao fato de, a cada permutação gerada, são criadas as threads para fazerem o cálculo das combinações. Isso gera um overhead, que gasta muito mais tempo do que a geração das combinações em si.</text:p>
      <text:p text:style-name="P19"><text:span text:style-name="T5"><text:tab/>Além desses testes, foi utilizado o programa </text:span><text:span text:style-name="T3">valgrind</text:span><text:span text:style-name="T5"> para verificar o gerenciamento de memória do programa. A </text:span><text:span text:style-name="T5">saída do </text:span><text:span text:style-name="T3">valgrind</text:span><text:span text:style-name="T5"> foi:</text:span></text:p>
      <text:p text:style-name="P5"/>
      <text:p text:style-name="P22">LEAK SUMMARY:</text:p>
      <text:p text:style-name="P22"><text:s text:c="3"/>definitely lost: 0 bytes in 0 blocks</text:p>
      <text:p text:style-name="P22"><text:s text:c="3"/>indirectly lost: 0 bytes in 0 blocks</text:p>
      <text:p text:style-name="P22"><text:s text:c="5"/>possibly lost: 0 bytes in 0 blocks</text:p>
      <text:p text:style-name="P22"><text:s text:c="3"/>still reachable: 936 bytes in 5 blocks</text:p>
      <text:p text:style-name="P22"/>
      <text:p text:style-name="P15">Devido ao pouco tempo para a implementação do trabalho, e à complexidade do código, não foi possível achar os 5 blocos que não foram devidamente desalocados.</text:p>
      <text:p text:style-name="P5"/>
      <text:p text:style-name="P5"/>
      <text:p text:style-name="P4">Análise de complexidade</text:p>
      <text:p text:style-name="P5"/>
      <text:p text:style-name="P15"><text:tab/>O algoritmo possui várias fases, onde cada uma possui uma complexidade diferente. Na parte da montagem da matriz, são feitas (n * (n-1))/2 atribuições para cada lista-voto, onde n é o número de candidatos participantes da eleição. Portanto essa parte possui complexidade O(n<text:span text:style-name="T7">2</text:span>).</text:p>
      <text:p text:style-name="P15"><text:tab/>Depois que a matriz foi montada, um método recursivo calcula todas as permutações dos candidatos, e calcula a pontuação de cada configuração. Esse método recursivo consiste em trocar os elementos de um arranjo gerando assim as permutações. A seguinte equação de recorrência pode ser obtida, onde n é o número de candidatos:</text:p>
      <text:p text:style-name="P5"/>
      <text:p text:style-name="P5"><text:tab/>T(1) = 2</text:p>
      <text:p text:style-name="P5"><text:tab/>T(2) = 4</text:p>
      <text:p text:style-name="P5"><text:tab/>T(3) = 12</text:p>
      <text:p text:style-name="P5"><text:tab/>…</text:p>
      <text:p text:style-name="P5"><text:tab/>T(n) = n * T(n-1) = n!</text:p>
      <text:p text:style-name="P5"/>
      <text:p text:style-name="P15">Logo, a função recursiva possui compexidade O(n!).</text:p>
      <text:p text:style-name="P15"><text:tab/></text:p>
      <text:p text:style-name="P15"><text:tab/>Como consideramos somente a função mais demorada na hora de calcular a complexidade, o algoritmo é O(n!), <text:soft-page-break/>onde n é o número de candidatos.</text:p>
      <text:p text:style-name="P15"/>
      <text:p text:style-name="P18">Decisões de implementação</text:p>
      <text:p text:style-name="P15"/>
      <text:p text:style-name="P18"><text:span text:style-name="T6"><text:tab/>Como não é sabido </text:span><text:span text:style-name="T3">a priori</text:span><text:span text:style-name="T6"> o número total de instâncias do problema, foi definido que, para cada instância do problema, seria alocado o espaço necessário para armazenar os dados da eleição, o resultado seria calculado, e o espaço alocado seria liberado. Dessa forma, o total de memória usada pelo programa em qualquer momento de sua execução é o espaço necessário para armazenar os dados de uma únca eleição.</text:span></text:p>
      <text:p text:style-name="P18"><text:span text:style-name="T6"><text:tab/>Como o programa que fazia o cálculo serial do resultado já estava pronto, ficou definido que essa funcionalidade não seria retirada do programa paralelizado. Dessa forma seria possível fazer testes comparativos entre a execução serial e a execução paralela, assim como a eficiência de cada nível de paralelização.</text:span></text:p>
      <text:p text:style-name="P15"><text:tab/>Para algumas configurações de eleições, dois ou mais resultados irão obter a mesma pontuação. Foi definido que o último resultado vencedor obtido será considerado o vencedor da eleição, independente de quantos resultados obtidos antoriormente possuam a mesma pontuaçã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1-04-08T09:44:06</meta:creation-date>
    <dc:date>2011-05-13T18:53:28</dc:date>
    <dc:creator>Pedro Pires</dc:creator>
    <meta:editing-duration>PT07H31M59S</meta:editing-duration>
    <meta:editing-cycles>31</meta:editing-cycles>
    <meta:generator>OpenOffice.org/3.2$Linux OpenOffice.org_project/320m12$Build-9483</meta:generator>
    <meta:document-statistic meta:table-count="4" meta:image-count="0" meta:object-count="0" meta:page-count="5" meta:paragraph-count="299" meta:word-count="1804" meta:character-count="10536"/>
  </office:meta>
</office:document-meta>
</file>